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3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-left="0in" fo:padding-right="0in" fo:padding-top="0in" fo:padding-bottom="0.2083in" fo:border="0.26pt solid #00000a"/>
      <style:text-properties fo:color="#666666" fo:font-size="10pt" fo:font-weight="bold" style:font-size-asian="10pt" style:font-weight-asian="bold" style:font-size-complex="10pt" fo:background-color="#ffffff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.2083in" loext:contextual-spacing="true" fo:line-height="100%" fo:text-indent="-0.25in" style:auto-text-indent="false" fo:background-color="#ffffff" fo:padding="0in" fo:border="0.26pt solid #00000a"/>
    </style:style>
    <style:style style:name="P7" style:family="paragraph" style:parent-style-name="Standard" style:list-style-name="WWNum3">
      <loext:graphic-properties draw:fill="solid" draw:fill-color="#ffffff"/>
      <style:paragraph-properties fo:margin-left="0.5in" fo:margin-right="0in" fo:margin-top="0in" fo:margin-bottom="0.2083in" loext:contextual-spacing="true" fo:line-height="100%" fo:text-indent="-0.25in" style:auto-text-indent="false" fo:background-color="#ffffff" fo:padding="0in" fo:border="0.26pt solid #00000a"/>
    </style:style>
    <style:style style:name="P8" style:family="paragraph" style:parent-style-name="Standard">
      <loext:graphic-properties draw:fill="solid" draw:fill-color="#ffffff"/>
      <style:paragraph-properties fo:margin-top="0in" fo:margin-bottom="0.2083in" loext:contextual-spacing="false" fo:line-height="100%" fo:background-color="#ffffff" fo:padding="0in" fo:border="0.26pt solid #00000a"/>
    </style:style>
    <style:style style:name="P9" style:family="paragraph" style:parent-style-name="Standard">
      <loext:graphic-properties draw:fill="solid" draw:fill-color="#ffffff"/>
      <style:paragraph-properties fo:margin-top="0in" fo:margin-bottom="0.2083in" loext:contextual-spacing="false" fo:line-height="100%" fo:background-color="#ffffff" fo:padding="0in" fo:border="0.26pt solid #00000a"/>
      <style:text-properties fo:font-size="12pt" style:font-size-asian="12pt" style:font-size-complex="12pt" fo:background-color="#ffffff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style:font-size-asian="12pt" style:font-weight-asian="bold" style:font-size-complex="12pt" fo:background-color="#ffffff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2pt" style:font-size-complex="12pt" fo:background-color="#ffffff"/>
    </style:style>
    <style:style style:name="T5" style:family="text">
      <style:text-properties fo:font-size="12pt" style:text-underline-style="none" style:font-size-asian="12pt" style:font-size-complex="12pt"/>
    </style:style>
    <style:style style:name="T6" style:family="text">
      <style:text-properties fo:font-size="12pt" style:text-underline-style="none" style:font-size-asian="12pt" style:font-size-complex="12pt" fo:background-color="#ffffff"/>
    </style:style>
    <style:style style:name="T7" style:family="text">
      <style:text-properties fo:color="#1155cc" fo:font-size="12pt" style:text-underline-style="solid" style:text-underline-width="auto" style:text-underline-color="font-color" style:font-size-asian="12pt" style:font-size-complex="12pt" fo:background-color="#ffffff"/>
    </style:style>
    <style:style style:name="T8" style:family="text">
      <style:text-properties fo:color="#3c78d8" fo:font-size="12pt" style:text-underline-style="solid" style:text-underline-width="auto" style:text-underline-color="font-color" style:font-size-asian="12pt" style:font-size-complex="12pt" fo:background-color="#ffffff"/>
    </style:style>
    <style:style style:name="T9" style:family="text">
      <style:text-properties fo:color="#666666" fo:font-size="10pt" style:font-size-asian="10pt" style:font-size-complex="10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onteúdo: </text:span><text:span text:style-name="T3">Plataforma vibratória:</text:span></text:p>
      <text:p text:style-name="P1"><text:span text:style-name="T1">Palavra - chave:</text:span><text:span text:style-name="T3"> fisioterapia.</text:span></text:p>
      <text:p text:style-name="P1"><text:span text:style-name="T1">Título:</text:span><text:span text:style-name="T3"> </text:span></text:p>
      <text:list xml:id="list4688951353417106056" text:style-name="WWNum1">
        <text:list-item>
          <text:p text:style-name="P5"><text:span text:style-name="T3">Já pensou em perder peso sem fazer esforço?</text:span></text:p>
        </text:list-item>
      </text:list>
      <text:p text:style-name="P2"/>
      <text:p text:style-name="P8"><text:span text:style-name="T4">Na </text:span><text:span text:style-name="T2">fisioterapia</text:span><text:span text:style-name="T4"> há um aparelho que está sendo muito procurado, a plataforma vibratória seu conceito básico é estimular os músculos por meio de vibrações, tonificando, queimando as calorias e um dos grandes motivos pela procura é a redução de celulites. </text:span></text:p>
      <text:p text:style-name="P8"><text:span text:style-name="T4">Na década de 80 a plataforma foi desenvolvida pelos Soviéticos, seu propósito era combater a perda de densidade óssea e muscular no corpo dos astronautas durante a estadia deles na atmosfera. Ao longo dos anos foi sendo aperfeiçoada e atletas profissionais começaram a utilizar para melhorar sua força muscular. Hoje em dia ela se disseminou pelo mundo, com uma procura grande pois traz resultados em pouco tempo.</text:span></text:p>
      <text:p text:style-name="P8"><text:span text:style-name="T4">A </text:span><text:a xlink:type="simple" xlink:href="http://www.maisequilibrio.com.br/fitness/plataforma-vibratoria-3191.html" text:style-name="Internet_20_link" text:visited-style-name="Visited_20_Internet_20_Link"><text:span text:style-name="T7">Clínica de Esté</text:span></text:a><text:a xlink:type="simple" xlink:href="http://www.maisequilibrio.com.br/fitness/plataforma-vibratoria-3191.html" text:style-name="Internet_20_link" text:visited-style-name="Visited_20_Internet_20_Link">tica</text:a><text:span text:style-name="T8"> Dr. Alan Landecker</text:span><text:span text:style-name="T4">, Ellen Araújo, fisioterapeuta da clínica diz <text:s text:c="2"/>“ O equipamento funciona através de vibrações ou pulsos. A placa emite vibrações que estimulam os músculos e ossos durante o treinamento. Nesse sentido, a função da plataforma vibratória é fazer com que o corpo utilize reflexamente mais fibras musculares para manter o equilíbrio e a postura durante o estímulo. O movimento constante da placa faz com que exista um aumento da força gravitacional no corpo, causando sobrecarga no músculo, sem a necessidade da utilização de sobrecarga de peso, poupando as articulações durante o treinamento".</text:span></text:p>
      <text:p text:style-name="P8"><text:span text:style-name="T4">A plataforma tem uma função muito importante no processo de reabilitação muscular, pois a estimulação muscular não ocasiona desconforto ou dores durante o exercício. Ela pode ser usada em intervalos de outras atividades físicas também podem ser feitos exercícios em pé, fazer agachamento, flexão e até mesmo abdominais.</text:span></text:p>
      <text:p text:style-name="P8"><text:span text:style-name="T4">Os treinamentos também servem para pessoas que não tempo de se exercitar, pois a duração do uso da plataforma é apenas 30 minutos, equivalentes a uma musculação pesada de academia de 1 hora e 30 minutos. </text:span></text:p>
      <text:p text:style-name="P8"><text:span text:style-name="T4">Ele pode ser usada por adolescentes até idosos. Servindo também em pós- cirurgias, recuperações de lesões desportivas,drenagem linfática, pós-parto e tratamento contra a esclerose múltipla.</text:span></text:p>
      <text:p text:style-name="P8"><text:span text:style-name="T2">Algumas vantagens são:</text:span></text:p>
      <text:list xml:id="list5593628838610665366" text:style-name="WWNum2">
        <text:list-item>
          <text:p text:style-name="P6"><text:span text:style-name="T4">Melhora a flexibilidade.</text:span></text:p>
        </text:list-item>
        <text:list-item>
          <text:p text:style-name="P6"><text:span text:style-name="T4">Previne os processos de degeneração óssea (osteoporose).</text:span></text:p>
        </text:list-item>
        <text:list-item>
          <text:p text:style-name="P6"><text:span text:style-name="T4">Diminui o stress.</text:span></text:p>
        </text:list-item>
        <text:list-item>
          <text:p text:style-name="P6"><text:span text:style-name="T4">Ajuda na diminuição da gordura corporal.</text:span></text:p>
        </text:list-item>
        <text:list-item>
          <text:p text:style-name="P6"><text:span text:style-name="T4">Estimula a massa magra.</text:span></text:p>
        </text:list-item>
        <text:list-item>
          <text:p text:style-name="P6"><text:span text:style-name="T4">Não demanda de força ou resistência muscular.</text:span></text:p>
        </text:list-item>
        <text:list-item>
          <text:p text:style-name="P6"><text:span text:style-name="T4">Promove relaxamento e massagem.</text:span></text:p>
        </text:list-item>
        <text:list-item>
          <text:p text:style-name="P6"><text:span text:style-name="T4">Elimina líquidos retidos.</text:span></text:p>
        </text:list-item>
      </text:list>
      <text:p text:style-name="P8"><text:span text:style-name="T2">Não é recomendado para:</text:span></text:p>
      <text:list xml:id="list7095095223179893503" text:style-name="WWNum3">
        <text:list-item>
          <text:p text:style-name="P7"><text:span text:style-name="T4">Crianças menores de 10 anos.</text:span></text:p>
        </text:list-item>
        <text:list-item>
          <text:p text:style-name="P7"><text:span text:style-name="T4">Grávidas ou mulheres com DIU.</text:span></text:p>
        </text:list-item>
        <text:list-item>
          <text:p text:style-name="P7"><text:span text:style-name="T4">Pacientes com doenças cardíacas.</text:span></text:p>
        </text:list-item>
        <text:list-item>
          <text:p text:style-name="P7"><text:span text:style-name="T4">Portadores de hérnia de disco.</text:span></text:p>
        </text:list-item>
        <text:list-item>
          <text:p text:style-name="P7"><text:soft-page-break/><text:span text:style-name="T4">Portadores de marcapasso.</text:span></text:p>
        </text:list-item>
      </text:list>
      <text:p text:style-name="P8"><text:span text:style-name="T4">Eu sou Raquel Manfroi fisioterapeuta, quer saber mais sobre meu trabalho entre em nossas</text:span><text:a xlink:type="simple" xlink:href="https://www.facebook.com/raquel.manfroi.fisio/" text:style-name="Internet_20_link" text:visited-style-name="Visited_20_Internet_20_Link"><text:span text:style-name="T7"> redes sociais</text:span></text:a><text:span text:style-name="T4"> e veja sobre mais assuntos em nosso </text:span><text:a xlink:type="simple" xlink:href="http://www.raquelmanfroi.com.br/fisioterapia-blog/" text:style-name="Internet_20_link" text:visited-style-name="Visited_20_Internet_20_Link"><text:span text:style-name="T7">blog. </text:span></text:a></text:p>
      <text:p text:style-name="P9"/>
      <text:p text:style-name="P3"/>
      <text:p text:style-name="P9"/>
      <text:p text:style-name="P9"/>
      <text:p text:style-name="P9"/>
      <text:p text:style-name="P9"/>
      <text:p text:style-name="P9"/>
      <text:p text:style-name="P8"><text:span text:style-name="T4">‘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7" meta:word-count="435" meta:character-count="2730" meta:non-whitespace-character-count="2330"/>
    <meta:generator>LibreOfficeDev/5.1.0.3$Linux_X86_64 LibreOffice_project/</meta:generator>
  </office:meta>
</office:document-meta>
</file>